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b2b2b2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4000"/>
    </style:style>
    <style:style style:name="ce3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</office:automatic-styles>
  <office:body>
    <office:spreadsheet>
      <table:table table:name="Survival on PI" table:style-name="ta1">
        <table:table-column table:style-name="co1" table:default-cell-style-name="ce28"/>
        <table:table-column table:style-name="co1" table:number-columns-repeated="3" table:default-cell-style-name="ce27"/>
        <table:table-column table:style-name="co1" table:number-columns-repeated="3" table:default-cell-style-name="Default"/>
        <table:table-column table:style-name="co1" table:number-columns-repeated="2" table:default-cell-style-name="ce30"/>
        <table:table-column table:style-name="co1" table:default-cell-style-name="Default"/>
        <table:table-column table:style-name="co1" table:default-cell-style-name="ce32"/>
        <table:table-column table:style-name="co1" table:default-cell-style-name="ce33"/>
        <table:table-column table:style-name="co1" table:default-cell-style-name="Default"/>
        <table:table-row table:style-name="ro1">
          <table:table-cell table:style-name="ce25" office:value-type="string" calcext:value-type="string" table:number-columns-spanned="1" table:number-rows-spanned="2">
            <text:p>Strain</text:p>
          </table:table-cell>
          <table:table-cell table:style-name="ce2" office:value-type="string" calcext:value-type="string">
            <text:p>Relative Final Proportion</text:p>
          </table:table-cell>
          <table:table-cell table:style-name="ce2" table:number-columns-repeated="2"/>
          <table:table-cell table:style-name="ce25" office:value-type="string" calcext:value-type="string" table:number-columns-spanned="1" table:number-rows-spanned="2">
            <text:p>Average</text:p>
          </table:table-cell>
          <table:table-cell table:style-name="ce25" office:value-type="string" calcext:value-type="string" table:number-columns-spanned="1" table:number-rows-spanned="2">
            <text:p>Median</text:p>
          </table:table-cell>
          <table:table-cell table:style-name="ce29" office:value-type="string" calcext:value-type="string" table:number-columns-spanned="1" table:number-rows-spanned="2">
            <text:p>Relative to 2011</text:p>
          </table:table-cell>
          <table:table-cell table:style-name="ce25" office:value-type="string" calcext:value-type="string" table:number-columns-spanned="1" table:number-rows-spanned="2">
            <text:p>Log<text:span text:style-name="T1">2</text:span></text:p>
          </table:table-cell>
          <table:table-cell table:style-name="ce25" office:value-type="string" calcext:value-type="string" table:number-columns-spanned="1" table:number-rows-spanned="2">
            <text:p>M value STM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covered-table-cell table:number-columns-repeated="5"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7" office:value-type="string" calcext:value-type="string">
            <text:p>B45</text:p>
          </table:table-cell>
          <table:table-cell office:value-type="float" office:value="6.666666667" calcext:value-type="float">
            <text:p>6,666666667</text:p>
          </table:table-cell>
          <table:table-cell office:value-type="float" office:value="1.363636364" calcext:value-type="float">
            <text:p>1,363636364</text:p>
          </table:table-cell>
          <table:table-cell office:value-type="float" office:value="2.121212121" calcext:value-type="float">
            <text:p>2,121212121</text:p>
          </table:table-cell>
          <table:table-cell table:formula="of:=AVERAGE([.B3:.D3])" office:value-type="float" office:value="3.383838384" calcext:value-type="float">
            <text:p>3,383838384</text:p>
          </table:table-cell>
          <table:table-cell table:formula="of:=MEDIAN([.B3:.D3])" office:value-type="float" office:value="2.121212121" calcext:value-type="float">
            <text:p>2,121212121</text:p>
          </table:table-cell>
          <table:table-cell table:formula="of:=[.F3]/[.$F$15]" office:value-type="float" office:value="0.979020978772458" calcext:value-type="float">
            <text:p>0,979020978772458</text:p>
          </table:table-cell>
          <table:table-cell table:style-name="Default" table:formula="of:=LOG([.G3];2)" office:value-type="float" office:value="-0.0305883201996454" calcext:value-type="float">
            <text:p>-0,0305883201996454</text:p>
          </table:table-cell>
          <table:table-cell office:value-type="float" office:value="-3.42067" calcext:value-type="float">
            <text:p>-3,42067</text:p>
          </table:table-cell>
          <table:table-cell table:number-columns-repeated="2"/>
          <table:table-cell table:style-name="ce32"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0.5454545455" calcext:value-type="float">
            <text:p>0,5454545455</text:p>
          </table:table-cell>
          <table:table-cell office:value-type="float" office:value="0.7916666667" calcext:value-type="float">
            <text:p>0,7916666667</text:p>
          </table:table-cell>
          <table:table-cell office:value-type="float" office:value="0.6666666667" calcext:value-type="float">
            <text:p>0,6666666667</text:p>
          </table:table-cell>
          <table:table-cell table:formula="of:=AVERAGE([.B4:.D4])" office:value-type="float" office:value="0.667929292966667" calcext:value-type="float">
            <text:p>0,667929292966667</text:p>
          </table:table-cell>
          <table:table-cell table:formula="of:=MEDIAN([.B4:.D4])" office:value-type="float" office:value="0.6666666667" calcext:value-type="float">
            <text:p>0,6666666667</text:p>
          </table:table-cell>
          <table:table-cell table:formula="of:=[.F4]/[.$F$15]" office:value-type="float" office:value="0.307692307660355" calcext:value-type="float">
            <text:p>0,307692307660355</text:p>
          </table:table-cell>
          <table:table-cell table:formula="of:=LOG([.G4];2)" office:value-type="float" office:value="-1.70043971829091" calcext:value-type="float">
            <text:p>-1,70043971829091</text:p>
          </table:table-cell>
          <table:table-cell office:value-type="float" office:value="-3.13276" calcext:value-type="float">
            <text:p>-3,13276</text:p>
          </table:table-cell>
          <table:table-cell table:number-columns-repeated="2"/>
          <table:table-cell table:style-name="ce32"/>
          <table:table-cell/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1.214285714" calcext:value-type="float">
            <text:p>1,214285714</text:p>
          </table:table-cell>
          <table:table-cell office:value-type="float" office:value="0.8333333333" calcext:value-type="float">
            <text:p>0,8333333333</text:p>
          </table:table-cell>
          <table:table-cell office:value-type="float" office:value="2.5" calcext:value-type="float">
            <text:p>2,5</text:p>
          </table:table-cell>
          <table:table-cell table:formula="of:=AVERAGE([.B5:.D5])" office:value-type="float" office:value="1.51587301576667" calcext:value-type="float">
            <text:p>1,51587301576667</text:p>
          </table:table-cell>
          <table:table-cell table:formula="of:=MEDIAN([.B5:.D5])" office:value-type="float" office:value="1.214285714" calcext:value-type="float">
            <text:p>1,214285714</text:p>
          </table:table-cell>
          <table:table-cell table:formula="of:=[.F5]/[.$F$15]" office:value-type="float" office:value="0.560439560221471" calcext:value-type="float">
            <text:p>0,560439560221471</text:p>
          </table:table-cell>
          <table:table-cell table:formula="of:=LOG([.G5];2)" office:value-type="float" office:value="-0.835369298788611" calcext:value-type="float">
            <text:p>-0,835369298788611</text:p>
          </table:table-cell>
          <table:table-cell office:value-type="float" office:value="-1.98142" calcext:value-type="float">
            <text:p>-1,98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2.777777778" calcext:value-type="float">
            <text:p>2,777777778</text:p>
          </table:table-cell>
          <table:table-cell office:value-type="float" office:value="1" calcext:value-type="float">
            <text:p>1</text:p>
          </table:table-cell>
          <table:table-cell office:value-type="float" office:value="0.7619047619" calcext:value-type="float">
            <text:p>0,7619047619</text:p>
          </table:table-cell>
          <table:table-cell table:formula="of:=AVERAGE([.B6:.D6])" office:value-type="float" office:value="1.5132275133" calcext:value-type="float">
            <text:p>1,5132275133</text:p>
          </table:table-cell>
          <table:table-cell table:formula="of:=MEDIAN([.B6:.D6])" office:value-type="float" office:value="1" calcext:value-type="float">
            <text:p>1</text:p>
          </table:table-cell>
          <table:table-cell table:formula="of:=[.F6]/[.$F$15]" office:value-type="float" office:value="0.461538461467456" calcext:value-type="float">
            <text:p>0,461538461467456</text:p>
          </table:table-cell>
          <table:table-cell table:formula="of:=LOG([.G6];2)" office:value-type="float" office:value="-1.11547721764189" calcext:value-type="float">
            <text:p>-1,11547721764189</text:p>
          </table:table-cell>
          <table:table-cell office:value-type="float" office:value="-1.71509" calcext:value-type="float">
            <text:p>-1,71509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B33</text:p>
          </table:table-cell>
          <table:table-cell office:value-type="float" office:value="2.688172043" calcext:value-type="float">
            <text:p>2,688172043</text:p>
          </table:table-cell>
          <table:table-cell office:value-type="float" office:value="3.80952381" calcext:value-type="float">
            <text:p>3,80952381</text:p>
          </table:table-cell>
          <table:table-cell office:value-type="float" office:value="4.19047619" calcext:value-type="float">
            <text:p>4,19047619</text:p>
          </table:table-cell>
          <table:table-cell table:formula="of:=AVERAGE([.B7:.D7])" office:value-type="float" office:value="3.56272401433333" calcext:value-type="float">
            <text:p>3,56272401433333</text:p>
          </table:table-cell>
          <table:table-cell table:formula="of:=MEDIAN([.B7:.D7])" office:value-type="float" office:value="3.80952381" calcext:value-type="float">
            <text:p>3,80952381</text:p>
          </table:table-cell>
          <table:table-cell table:formula="of:=[.F7]/[.$F$15]" office:value-type="float" office:value="1.75824175819104" calcext:value-type="float">
            <text:p>1,75824175819104</text:p>
          </table:table-cell>
          <table:table-cell table:style-name="ce31" table:formula="of:=LOG([.G7];2)" office:value-type="float" office:value="0.81413345464705" calcext:value-type="float">
            <text:p>0,81413345464705</text:p>
          </table:table-cell>
          <table:table-cell office:value-type="float" office:value="-1.552" calcext:value-type="float">
            <text:p>-1,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2.095238095" calcext:value-type="float">
            <text:p>2,095238095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2" calcext:value-type="float">
            <text:p>0,2</text:p>
          </table:table-cell>
          <table:table-cell table:formula="of:=AVERAGE([.B8:.D8])" office:value-type="float" office:value="0.810912698333333" calcext:value-type="float">
            <text:p>0,810912698333333</text:p>
          </table:table-cell>
          <table:table-cell table:formula="of:=MEDIAN([.B8:.D8])" office:value-type="float" office:value="0.2" calcext:value-type="float">
            <text:p>0,2</text:p>
          </table:table-cell>
          <table:table-cell table:formula="of:=[.F8]/[.$F$15]" office:value-type="float" office:value="0.0923076922934911" calcext:value-type="float">
            <text:p>0,0923076922934911</text:p>
          </table:table-cell>
          <table:table-cell table:formula="of:=LOG([.G8];2)" office:value-type="float" office:value="-3.43740531252925" calcext:value-type="float">
            <text:p>-3,43740531252925</text:p>
          </table:table-cell>
          <table:table-cell office:value-type="float" office:value="-1.21" calcext:value-type="float">
            <text:p>-1,21</text:p>
          </table:table-cell>
          <table:table-cell table:number-columns-repeated="2"/>
          <table:table-cell table:style-name="ce32"/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0.1285714286" calcext:value-type="float">
            <text:p>0,1285714286</text:p>
          </table:table-cell>
          <table:table-cell office:value-type="float" office:value="0.1444444444" calcext:value-type="float">
            <text:p>0,1444444444</text:p>
          </table:table-cell>
          <table:table-cell office:value-type="float" office:value="0.03722222222" calcext:value-type="float">
            <text:p>0,03722222222</text:p>
          </table:table-cell>
          <table:table-cell table:formula="of:=AVERAGE([.B9:.D9])" office:value-type="float" office:value="0.103412698406667" calcext:value-type="float">
            <text:p>0,103412698406667</text:p>
          </table:table-cell>
          <table:table-cell table:formula="of:=MEDIAN([.B9:.D9])" office:value-type="float" office:value="0.1285714286" calcext:value-type="float">
            <text:p>0,1285714286</text:p>
          </table:table-cell>
          <table:table-cell table:formula="of:=[.F9]/[.$F$15]" office:value-type="float" office:value="0.0593406593447168" calcext:value-type="float">
            <text:p>0,0593406593447168</text:p>
          </table:table-cell>
          <table:table-cell table:formula="of:=LOG([.G9];2)" office:value-type="float" office:value="-4.07483523282394" calcext:value-type="float">
            <text:p>-4,07483523282394</text:p>
          </table:table-cell>
          <table:table-cell office:value-type="float" office:value="-1.20574" calcext:value-type="float">
            <text:p>-1,20574</text:p>
          </table:table-cell>
          <table:table-cell table:number-columns-repeated="2"/>
          <table:table-cell table:style-name="ce32"/>
          <table:table-cell/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table:formula="of:=AVERAGE([.B10:.D10])" office:value-type="float" office:value="5.5" calcext:value-type="float">
            <text:p>5,5</text:p>
          </table:table-cell>
          <table:table-cell table:formula="of:=MEDIAN([.B10:.D10])" office:value-type="float" office:value="5.5" calcext:value-type="float">
            <text:p>5,5</text:p>
          </table:table-cell>
          <table:table-cell table:formula="of:=[.F10]/[.$F$15]" office:value-type="float" office:value="2.53846153807101" calcext:value-type="float">
            <text:p>2,53846153807101</text:p>
          </table:table-cell>
          <table:table-cell table:formula="of:=LOG([.G10];2)" office:value-type="float" office:value="1.34395440099541" calcext:value-type="float">
            <text:p>1,34395440099541</text:p>
          </table:table-cell>
          <table:table-cell office:value-type="float" office:value="-1.14194" calcext:value-type="float">
            <text:p>-1,14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9583333333" calcext:value-type="float">
            <text:p>0,9583333333</text:p>
          </table:table-cell>
          <table:table-cell office:value-type="float" office:value="0.7916666667" calcext:value-type="float">
            <text:p>0,7916666667</text:p>
          </table:table-cell>
          <table:table-cell/>
          <table:table-cell table:formula="of:=AVERAGE([.B11:.D11])" office:value-type="float" office:value="0.875" calcext:value-type="float">
            <text:p>0,875</text:p>
          </table:table-cell>
          <table:table-cell table:formula="of:=MEDIAN([.B11:.D11])" office:value-type="float" office:value="0.875" calcext:value-type="float">
            <text:p>0,875</text:p>
          </table:table-cell>
          <table:table-cell table:formula="of:=[.F11]/[.$F$15]" office:value-type="float" office:value="0.403846153784024" calcext:value-type="float">
            <text:p>0,403846153784024</text:p>
          </table:table-cell>
          <table:table-cell table:formula="of:=LOG([.G11];2)" office:value-type="float" office:value="-1.30812229558429" calcext:value-type="float">
            <text:p>-1,30812229558429</text:p>
          </table:table-cell>
          <table:table-cell office:value-type="float" office:value="-0.59531" calcext:value-type="float">
            <text:p>-0,59531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4</text:p>
          </table:table-cell>
          <table:table-cell office:value-type="float" office:value="0.3666666667" calcext:value-type="float">
            <text:p>0,3666666667</text:p>
          </table:table-cell>
          <table:table-cell office:value-type="float" office:value="9.833333333" calcext:value-type="float">
            <text:p>9,833333333</text:p>
          </table:table-cell>
          <table:table-cell office:value-type="float" office:value="1.666666667" calcext:value-type="float">
            <text:p>1,666666667</text:p>
          </table:table-cell>
          <table:table-cell table:formula="of:=AVERAGE([.B12:.D12])" office:value-type="float" office:value="3.95555555556667" calcext:value-type="float">
            <text:p>3,95555555556667</text:p>
          </table:table-cell>
          <table:table-cell table:formula="of:=MEDIAN([.B12:.D12])" office:value-type="float" office:value="1.666666667" calcext:value-type="float">
            <text:p>1,666666667</text:p>
          </table:table-cell>
          <table:table-cell table:formula="of:=[.F12]/[.$F$15]" office:value-type="float" office:value="0.769230769266272" calcext:value-type="float">
            <text:p>0,769230769266272</text:p>
          </table:table-cell>
          <table:table-cell table:style-name="ce6" table:formula="of:=LOG([.G12];2)" office:value-type="float" office:value="-0.378511623187144" calcext:value-type="float">
            <text:p>-0,378511623187144</text:p>
          </table:table-cell>
          <table:table-cell table:style-name="ce6" office:value-type="float" office:value="-0.03695" calcext:value-type="float">
            <text:p>-0,03695</text:p>
          </table:table-cell>
          <table:table-cell table:number-columns-repeated="2"/>
          <table:table-cell table:style-name="ce32"/>
          <table:table-cell/>
        </table:table-row>
        <table:table-row table:style-name="ro1">
          <table:table-cell table:style-name="ce27" office:value-type="string" calcext:value-type="string">
            <text:p>A11</text:p>
          </table:table-cell>
          <table:table-cell office:value-type="float" office:value="0.2666666667" calcext:value-type="float">
            <text:p>0,2666666667</text:p>
          </table:table-cell>
          <table:table-cell office:value-type="float" office:value="0.2923076923" calcext:value-type="float">
            <text:p>0,2923076923</text:p>
          </table:table-cell>
          <table:table-cell office:value-type="float" office:value="0.2307692308" calcext:value-type="float">
            <text:p>0,2307692308</text:p>
          </table:table-cell>
          <table:table-cell table:formula="of:=AVERAGE([.B13:.D13])" office:value-type="float" office:value="0.263247863266667" calcext:value-type="float">
            <text:p>0,263247863266667</text:p>
          </table:table-cell>
          <table:table-cell table:formula="of:=MEDIAN([.B13:.D13])" office:value-type="float" office:value="0.2666666667" calcext:value-type="float">
            <text:p>0,2666666667</text:p>
          </table:table-cell>
          <table:table-cell table:formula="of:=[.F13]/[.$F$15]" office:value-type="float" office:value="0.123076923073373" calcext:value-type="float">
            <text:p>0,123076923073373</text:p>
          </table:table-cell>
          <table:table-cell table:formula="of:=LOG([.G13];2)" office:value-type="float" office:value="-3.02236781307007" calcext:value-type="float">
            <text:p>-3,02236781307007</text:p>
          </table:table-cell>
          <table:table-cell table:style-name="ce31" office:value-type="float" office:value="1.941673" calcext:value-type="float">
            <text:p>1,941673</text:p>
          </table:table-cell>
          <table:table-cell table:number-columns-repeated="2"/>
          <table:table-cell table:style-name="ce32"/>
          <table:table-cell/>
        </table:table-row>
        <table:table-row table:style-name="ro1">
          <table:table-cell table:style-name="ce27" office:value-type="string" calcext:value-type="string">
            <text:p>A1</text:p>
          </table:table-cell>
          <table:table-cell office:value-type="float" office:value="0.02626262626" calcext:value-type="float">
            <text:p>0,02626262626</text:p>
          </table:table-cell>
          <table:table-cell office:value-type="float" office:value="0.01052631579" calcext:value-type="float">
            <text:p>0,01052631579</text:p>
          </table:table-cell>
          <table:table-cell office:value-type="float" office:value="0.07894736842" calcext:value-type="float">
            <text:p>0,07894736842</text:p>
          </table:table-cell>
          <table:table-cell table:formula="of:=AVERAGE([.B14:.D14])" office:value-type="float" office:value="0.0385787701566667" calcext:value-type="float">
            <text:p>0,0385787701566667</text:p>
          </table:table-cell>
          <table:table-cell table:formula="of:=MEDIAN([.B14:.D14])" office:value-type="float" office:value="0.02626262626" calcext:value-type="float">
            <text:p>0,02626262626</text:p>
          </table:table-cell>
          <table:table-cell table:formula="of:=[.F14]/[.$F$15]" office:value-type="float" office:value="0.0121212121181352" calcext:value-type="float">
            <text:p>0,0121212121181352</text:p>
          </table:table-cell>
          <table:table-cell table:formula="of:=LOG([.G14];2)" office:value-type="float" office:value="-6.36632221461204" calcext:value-type="float">
            <text:p>-6,36632221461204</text:p>
          </table:table-cell>
          <table:table-cell table:style-name="ce31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.833333333" calcext:value-type="float">
            <text:p>4,833333333</text:p>
          </table:table-cell>
          <table:table-cell office:value-type="float" office:value="2.166666667" calcext:value-type="float">
            <text:p>2,166666667</text:p>
          </table:table-cell>
          <table:table-cell office:value-type="float" office:value="1.666666667" calcext:value-type="float">
            <text:p>1,666666667</text:p>
          </table:table-cell>
          <table:table-cell table:formula="of:=AVERAGE([.B15:.D15])" office:value-type="float" office:value="2.888888889" calcext:value-type="float">
            <text:p>2,888888889</text:p>
          </table:table-cell>
          <table:table-cell table:formula="of:=MEDIAN([.B15:.D15])" office:value-type="float" office:value="2.166666667" calcext:value-type="float">
            <text:p>2,166666667</text:p>
          </table:table-cell>
          <table:table-cell table:formula="of:=[.F15]/[.$F$15]" office:value-type="float" office:value="1" calcext:value-type="float">
            <text:p>1</text:p>
          </table:table-cell>
          <table:table-cell table:style-name="Default" table:formula="of:=LOG([.G15];2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5T16:05:16.458102614</dc:date>
    <meta:editing-duration>PT57M5S</meta:editing-duration>
    <meta:editing-cycles>13</meta:editing-cycles>
    <meta:generator>LibreOffice/7.4.0.3$Linux_X86_64 LibreOffice_project/f85e47c08ddd19c015c0114a68350214f7066f5a</meta:generator>
    <dc:creator>Mauricio Javier Lozano</dc:creator>
    <meta:document-statistic meta:table-count="1" meta:cell-count="123" meta:object-count="0"/>
  </office:meta>
</office:document-meta>
</file>